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22cm" fo:padding-top="0.03cm" fo:padding-bottom="0.03cm" fo:padding-left="0.05cm" fo:padding-right="0.0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.6cm" fo:padding-top="0.03cm" fo:padding-bottom="0.03cm" fo:padding-left="0.05cm" fo:padding-right="0.0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loext:graphic-properties draw:fill="none"/>
      <style:paragraph-properties fo:text-align="center" style:writing-mode="lr-tb"/>
      <style:text-properties fo:font-size="9pt"/>
    </style:style>
    <style:style style:name="P4" style:family="paragraph">
      <style:paragraph-properties fo:text-align="center"/>
      <style:text-properties fo:font-size="8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6" style:family="paragraph">
      <style:paragraph-properties fo:text-align="center"/>
      <style:text-properties fo:font-size="9pt"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8" style:family="paragraph">
      <loext:graphic-properties draw:fill="none"/>
      <style:paragraph-properties fo:text-align="end"/>
    </style:style>
    <style:style style:name="T1" style:family="text">
      <style:text-properties fo:font-size="9pt" fo:font-weight="bold" style:font-weight-asian="bold" style:font-weight-complex="bold"/>
    </style:style>
    <style:style style:name="T2" style:family="text">
      <style:text-properties fo:font-size="7pt"/>
    </style:style>
    <style:style style:name="T3" style:family="text">
      <style:text-properties fo:font-size="8pt"/>
    </style:style>
    <style:style style:name="T4" style:family="text">
      <style:text-properties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625cm" svg:y1="12.6cm" svg:x2="12.625cm" svg:y2="10.45cm" draw:start-shape="id1" draw:start-glue-point="4" draw:end-shape="id2" draw:end-glue-point="8" svg:d="M12625 12600v-2150" svg:viewBox="0 0 1 2151">
          <text:p/>
        </draw:connector>
        <draw:connector draw:style-name="gr1" draw:text-style-name="P1" draw:layer="layout" draw:type="line" svg:x1="12.625cm" svg:y1="7.45cm" svg:x2="12.625cm" svg:y2="5.35cm" draw:start-shape="id2" draw:start-glue-point="4" draw:end-shape="id3" draw:end-glue-point="8" svg:d="M12625 7450v-2100" svg:viewBox="0 0 1 2101">
          <text:p/>
        </draw:connector>
        <draw:custom-shape draw:style-name="gr2" draw:text-style-name="P3" xml:id="id3" draw:id="id3" draw:layer="layout" svg:width="3cm" svg:height="3cm" svg:x="11.125cm" svg:y="2.35cm">
          <text:p text:style-name="P2"><text:span text:style-name="T1">Source</text:span></text:p>
          <text:p text:style-name="P2"><text:span text:style-name="T2">sdo:</text:span></text:p>
          <text:p text:style-name="P2"><text:span text:style-name="T2">Archive-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7cm" svg:height="0.75cm" svg:x="11.275cm" svg:y="6.25cm">
          <text:p text:style-name="P4"><text:span text:style-name="T3">prov:</text:span></text:p>
          <text:p text:style-name="P4"><text:span text:style-name="T3">hadPrimary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3cm" svg:height="3cm" svg:x="11.125cm" svg:y="7.45cm">
          <text:p text:style-name="P6"><text:span text:style-name="T1">Person-</text:span></text:p>
          <text:p text:style-name="P6"><text:span text:style-name="T1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" draw:id="id1" draw:layer="layout" svg:width="3cm" svg:height="3cm" svg:x="11.125cm" svg:y="12.6cm">
          <text:p text:style-name="P6"><text:span text:style-name="T1">Person-</text:span></text:p>
          <text:p text:style-name="P6"><text:span text:style-name="T1">Reconstr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7cm" svg:height="0.75cm" svg:x="11.275cm" svg:y="11.2cm">
          <text:p text:style-name="P4"><text:span text:style-name="T3">prov:</text:span></text:p>
          <text:p text:style-name="P4"><text:span text:style-name="T3">wasDerivedFr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cm" svg:height="3cm" svg:x="18.476cm" svg:y="2.351cm">
          <text:p text:style-name="P2"><text:span text:style-name="T1">Scan</text:span></text:p>
          <text:p text:style-name="P2"><text:span text:style-name="T2">sdo:</text:span></text:p>
          <text:p text:style-name="P2"><text:span text:style-name="T2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125cm" svg:y1="3.85cm" svg:x2="18.476cm" svg:y2="3.851cm" draw:start-shape="id3" draw:start-glue-point="10" draw:end-shape="id4" draw:end-glue-point="6" svg:d="M14125 3850l4351 1" svg:viewBox="0 0 4352 2">
          <text:p/>
        </draw:connector>
        <draw:custom-shape draw:style-name="gr2" draw:text-style-name="P7" xml:id="id5" draw:id="id5" draw:layer="layout" svg:width="3cm" svg:height="3cm" svg:x="18.476cm" svg:y="12.601cm">
          <text:p text:style-name="P6"><text:span text:style-name="T1">Activity</text:span></text:p>
          <text:p text:style-name="P6"><text:span text:style-name="T4">prov:</text:span></text:p>
          <text:p text:style-name="P6"><text:span text:style-name="T4">activ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14.125cm" svg:y1="14.1cm" svg:x2="18.476cm" svg:y2="14.101cm" draw:start-shape="id1" draw:start-glue-point="10" draw:end-shape="id5" draw:end-glue-point="6" svg:d="M14125 14100l4351 1" svg:viewBox="0 0 4352 2">
          <text:p/>
        </draw:connector>
        <draw:custom-shape draw:style-name="gr3" draw:text-style-name="P5" draw:layer="layout" svg:width="2.7cm" svg:height="0.75cm" svg:x="14.65cm" svg:y="3.5cm">
          <text:p text:style-name="P4"><text:span text:style-name="T3">sdo:</text:span></text:p>
          <text:p text:style-name="P4"><text:span text:style-name="T3">associatedMedi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cm" svg:height="0.75cm" svg:x="14.65cm" svg:y="13.75cm">
          <text:p text:style-name="P4"><text:span text:style-name="T3">prov:</text:span></text:p>
          <text:p text:style-name="P4"><text:span text:style-name="T3">wasGeneratedB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3:51:04.960122045</meta:creation-date>
    <dc:date>2024-06-10T12:29:45.401789587</dc:date>
    <meta:editing-duration>PT6H48M11S</meta:editing-duration>
    <meta:editing-cycles>9</meta:editing-cycles>
    <meta:generator>LibreOffice/24.2.3.2$Linux_X86_64 LibreOffice_project/420$Build-2</meta:generator>
    <meta:document-statistic meta:object-count="13"/>
  </office:meta>
</office:document-meta>
</file>